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CO" officeooo:rsid="0004d2ba" officeooo:paragraph-rsid="0004d2ba"/>
    </style:style>
    <style:style style:name="P2" style:family="paragraph" style:parent-style-name="Standard">
      <style:text-properties fo:language="es" fo:country="CO" officeooo:rsid="00051861" officeooo:paragraph-rsid="00051861"/>
    </style:style>
    <style:style style:name="P3" style:family="paragraph" style:parent-style-name="Standard">
      <style:text-properties fo:language="es" fo:country="CO" officeooo:rsid="00068437" officeooo:paragraph-rsid="00068437"/>
    </style:style>
    <style:style style:name="P4" style:family="paragraph" style:parent-style-name="Standard">
      <style:text-properties fo:language="es" fo:country="CO" officeooo:rsid="00078fae" officeooo:paragraph-rsid="00078fae"/>
    </style:style>
    <style:style style:name="P5" style:family="paragraph" style:parent-style-name="Standard">
      <style:text-properties fo:language="es" fo:country="CO" officeooo:rsid="00068437" officeooo:paragraph-rsid="00068437"/>
    </style:style>
    <style:style style:name="P6" style:family="paragraph" style:parent-style-name="Standard">
      <style:text-properties fo:language="es" fo:country="CO" officeooo:rsid="0008dde1" officeooo:paragraph-rsid="0008dde1"/>
    </style:style>
    <style:style style:name="P7" style:family="paragraph" style:parent-style-name="Standard">
      <style:text-properties fo:language="es" fo:country="CO" officeooo:rsid="000a8d60" officeooo:paragraph-rsid="000a8d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 52</text:p>
      <text:p text:style-name="P1">Sistema de Información de Mercados</text:p>
      <text:p text:style-name="P1"/>
      <text:p text:style-name="P1">Modulo 1</text:p>
      <text:p text:style-name="P1">Información de la comunidad SENA CGMCTI y eventualmente se extienda a otros centros</text:p>
      <text:p text:style-name="P1"/>
      <text:p text:style-name="P1">El modulo consiste en la recolección de datos de consumo de Aprendices, Instructores, Funcionarios, trabajadores Oficiales (aseo), Vigilancia y otros.</text:p>
      <text:p text:style-name="P1"/>
      <text:p text:style-name="P1">Los datos a colectar son datos de hábitos de consumo de productos y/o servicios cotidianos reales</text:p>
      <text:p text:style-name="P1"/>
      <text:p text:style-name="P1">Objetivo</text:p>
      <text:p text:style-name="P1">Tener información masiva de consumo para generar análisis e informes de consumo reales de la comunidad SENA CGMCTI y eventualmente otros centros.</text:p>
      <text:p text:style-name="P1"/>
      <text:p text:style-name="P2">Problemática</text:p>
      <text:p text:style-name="P2">Como motivar la entrega de datos?</text:p>
      <text:p text:style-name="P2">Como prolongarlos a través del tiempo?</text:p>
      <text:p text:style-name="P2">Entrega de analíticas en tiempo real</text:p>
      <text:p text:style-name="P2"/>
      <text:p text:style-name="P2"/>
      <text:p text:style-name="P2">Modulo 2</text:p>
      <text:p text:style-name="P2">Información de empresas relacionadas con el SENA</text:p>
      <text:p text:style-name="P2"/>
      <text:p text:style-name="P2">En algunas fichas los aprendices tienen que generar o trabajar con MIPYMES.</text:p>
      <text:p text:style-name="P2">Como resultado sen aproximadamente 160 Mipymes involucradas en el proceso las que generan una cantidad de datos considerables.</text:p>
      <text:p text:style-name="P2"/>
      <text:p text:style-name="P2">Por otro lado los estudiantes que están cumpliendo etapa productiva, podrán entregar datos sobre las empresas en que se están desempeñando.</text:p>
      <text:p text:style-name="P2"/>
      <text:p text:style-name="P2">En este modulo los aprendices estarán entregando los datos sin esfuerzo ya que son tareas que deben presentar.</text:p>
      <text:p text:style-name="P2"/>
      <text:p text:style-name="P2">Problemática</text:p>
      <text:p text:style-name="P2">Entrega de analíticas en tiempo real</text:p>
      <text:p text:style-name="P2"/>
      <text:p text:style-name="P2"/>
      <text:p text:style-name="P2">Modulo 3</text:p>
      <text:p text:style-name="P2">En el modulo 1 podremos encontrar información sobre la demanda de insumos, en el Modelo 2 podremos encontrar información de oferta, lo que se procurara en este modulo es cruzar esa data de oferta con la demanda.</text:p>
      <text:p text:style-name="P2"/>
      <text:p text:style-name="P3"/>
      <text:p text:style-name="P3">A Buscar</text:p>
      <text:p text:style-name="P4">Temas éticos y legales</text:p>
      <text:p text:style-name="P3">Reglamentación legal sobre el manejo y recolección de datos.</text:p>
      <text:p text:style-name="P3">Formato de “disclosure” sobre el manejo de los datos.</text:p>
      <text:p text:style-name="P3"/>
      <text:p text:style-name="P6"><text:soft-page-break/>Propuesta</text:p>
      <text:p text:style-name="P6"/>
      <text:p text:style-name="P6">Lenguaje Marathon Flash</text:p>
      <text:p text:style-name="P6">Data-base MongoDB</text:p>
      <text:p text:style-name="P6"/>
      <text:p text:style-name="P6">Se propone hacer una fabrica de encuestas.</text:p>
      <text:p text:style-name="P6">Cada encuesta tiene la facultad de extenderse a medida que se le dan preguntas.</text:p>
      <text:p text:style-name="P6">“buttom – Add Otra Pregunta”</text:p>
      <text:p text:style-name="P6">“buttom - <text:s/>Cerrar y Generar Formulario”</text:p>
      <text:p text:style-name="P6"/>
      <text:p text:style-name="P6">Todos los datos se guardaran en MongoDB dándonos la libertad e crear cualquier tipo de encuesta sin tener que diseñar tablas sql cada vez que se desea una encuesta.</text:p>
      <text:p text:style-name="P3"/>
      <text:p text:style-name="P7">En la pagina principal se despliega la lista de las encuestas realizadas ordenadas por fecha.</text:p>
      <text:p text:style-name="P7"/>
      <text:p text:style-name="P7">Buscar un sistema de recompensas atractivas para que el publico realice las encuestas.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0:49:04.134495029</meta:creation-date>
    <dc:date>2024-02-14T16:08:26.281099253</dc:date>
    <meta:editing-duration>PT1H26M1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36" meta:word-count="342" meta:character-count="2146" meta:non-whitespace-character-count="1838"/>
  </office:meta>
</office:document-meta>
</file>